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4d87a" officeooo:paragraph-rsid="0004d87a"/>
    </style:style>
    <style:style style:name="T1" style:family="text">
      <style:text-properties officeooo:rsid="00065131"/>
    </style:style>
    <style:style style:name="T2" style:family="text">
      <style:text-properties officeooo:rsid="00071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8 kHz, 24 bit)</text:p>
      <text:p text:style-name="P1">==========================================</text:p>
      <text:p text:style-name="P1">Please verify the correctness of K-System meter values over time by</text:p>
      <text:p text:style-name="P1">making use of your eyes and the expanded metering mode.</text:p>
      <text:p text:style-name="P1"/>
      <text:p text:style-name="P1">00:00 - 00:03 <text:s/>silence</text:p>
      <text:p text:style-name="P1">00:03 - 01:03 <text:s/>uncorrelated band-limited pink noise (20 Hz to 20000 Hz,</text:p>
      <text:p text:style-name="P1"><text:s text:c="15"/>-23.01 dB<text:span text:style-name="T1">FS</text:span> RMS)</text:p>
      <text:p text:style-name="P1">01:03 - 01:06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pink_noise.flac</text:p>
      <text:p text:style-name="P1">Host SR: <text:s/>48 000 Hz</text:p>
      <text:p text:style-name="P1">Channel: <text:s/>All</text:p>
      <text:p text:style-name="P1">Display: <text:s/>[x] Average meter level</text:p>
      <text:p text:style-name="P1"><text:s text:c="10"/>[ 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/>
      <text:p text:style-name="P1"/>
      <text:p text:style-name="P1">RMS correction of K-System meter</text:p>
      <text:p text:style-name="P1">================================</text:p>
      <text:p text:style-name="P1">RMS = A / sqrt(2)</text:p>
      <text:p text:style-name="P1">RMS / A <text:s/>= sqrt(2) = +3.01 dB</text:p>
      <text:p text:style-name="P1"/>
      <text:p text:style-name="P1"/>
      <text:p text:style-name="P1">Pink noise (20 Hz to 20000 Hz, -23.01 dB<text:span text:style-name="T2">FS</text:span> RMS)</text:p>
      <text:p text:style-name="P1">==========================================<text:span text:style-name="T2">==</text:span>===</text:p>
      <text:p text:style-name="P1">K-20 := <text:s text:c="2"/>0.00 dB <text:s/>(crest factor: 20 dB)</text:p>
      <text:p text:style-name="P1">K-14 := <text:s/>-6.00 dB <text:s/>(crest factor: 14 dB)</text:p>
      <text:p text:style-name="P1">K-12 := <text:s/>-8.00 dB <text:s/>(crest factor: 12 dB)</text:p>
      <text:p text:style-name="P1">Norm := -20.00 dB <text:s/>(crest factor: <text:s/>0 d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4-24T19:44:01</dc:date>
    <dc:creator>Martin Zuther</dc:creator>
    <meta:editing-duration>PT00H00M52S</meta:editing-duration>
    <meta:editing-cycles>3</meta:editing-cycles>
    <meta:document-statistic meta:table-count="0" meta:image-count="0" meta:object-count="0" meta:page-count="1" meta:paragraph-count="45" meta:word-count="275" meta:character-count="1937"/>
  </office:meta>
</office:document-meta>
</file>